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15pt" officeooo:rsid="000a7ec9" officeooo:paragraph-rsid="000a7ec9" style:font-size-asian="15pt" style:font-size-complex="15pt"/>
    </style:style>
    <style:style style:name="P3" style:family="paragraph" style:parent-style-name="Standard">
      <style:text-properties fo:font-size="16pt" fo:font-weight="bold" officeooo:rsid="000a7ec9" officeooo:paragraph-rsid="000a7ec9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5pt" fo:font-weight="normal" officeooo:rsid="000a7ec9" officeooo:paragraph-rsid="000a7ec9" style:font-size-asian="15pt" style:font-weight-asian="normal" style:font-size-complex="15pt" style:font-weight-complex="normal"/>
    </style:style>
    <style:style style:name="P5" style:family="paragraph" style:parent-style-name="Standard">
      <style:text-properties officeooo:paragraph-rsid="0010f18e"/>
    </style:style>
    <style:style style:name="P6" style:family="paragraph" style:parent-style-name="Standard">
      <style:text-properties officeooo:rsid="00112609" officeooo:paragraph-rsid="0011260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officeooo:rsid="000a7ec9" style:font-size-asian="22pt" style:font-weight-asian="bold" style:font-size-complex="22pt" style:font-weight-complex="bold"/>
    </style:style>
    <style:style style:name="T3" style:family="text">
      <style:text-properties fo:font-size="22pt" fo:font-weight="bold" officeooo:rsid="0010f18e" style:font-size-asian="22pt" style:font-weight-asian="bold" style:font-size-complex="22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erif" fo:font-size="15pt" fo:font-weight="normal" officeooo:rsid="0010f18e" style:font-size-asian="15pt" style:font-weight-asian="normal" style:font-size-complex="15pt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officeooo:rsid="00112609" style:font-size-asian="15pt" style:font-size-complex="15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2">Assignment – </text:span><text:span text:style-name="T3">3 in verilog</text:span></text:p>
      <text:p text:style-name="P3"/>
      <text:p text:style-name="P2"><text:span text:style-name="T4">Problem No</text:span><text:span text:style-name="T1">: <text:s/></text:span><text:span text:style-name="T4">1</text:span></text:p>
      <text:p text:style-name="P2"><text:span text:style-name="T4">Group No</text:span><text:span text:style-name="T1"> : </text:span><text:span text:style-name="T4">14</text:span></text:p>
      <text:p text:style-name="P4">Group Members:</text:p>
      <text:p text:style-name="P4"><text:tab/><text:tab/><text:tab/>1)Pasupulety Chethan Krishna Venkat(21CS30036)</text:p>
      <text:p text:style-name="P4"><text:tab/><text:tab/><text:tab/>2)Gummadi Vikhyath (21CS10028)</text:p>
      <text:p text:style-name="P4"/>
      <text:p text:style-name="P5"><text:span text:style-name="T5">We created a </text:span><text:s/><text:span text:style-name="T6">Design </text:span><text:span text:style-name="T7">of</text:span><text:span text:style-name="T6"> 8-bit ALU with the following functionalities. Assum</text:span><text:span text:style-name="T7">ing</text:span><text:span text:style-name="T6"> that the ALU is fed with two 8-bit inputs in1 and in2, and produces an 8-bit output result.</text:span></text:p>
      <text:p text:style-name="P5"><text:span text:style-name="T6"/></text:p>
      <text:p text:style-name="P6"><text:span text:style-name="T6">For subtract we did it using two compliment method and solved it . </text:span></text:p>
      <text:p text:style-name="P6"><text:span text:style-name="T6">For the first element function we can directly assign it to the out </text:span></text:p>
      <text:p text:style-name="P6"><text:span text:style-name="T6">for the left shift similar to above we just used the left operator on the input and assigned the value to the output .</text:span></text:p>
      <text:p text:style-name="P6"><text:span text:style-name="T6">For the right operator same as the above we used the right operator on the input &lt;&lt; and the assigned the value to the output.</text:span></text:p>
      <text:p text:style-name="P6"><text:span text:style-name="T6">For the and opertor we just used the and of the two elements and saved the result in the output pareameter . </text:span></text:p>
      <text:p text:style-name="P6"><text:span text:style-name="T6">Same as for the cases not and or we just used the required methods to write the function and saved the final result in the out parameter.</text:span></text:p>
      <text:p text:style-name="P6"><text:span text:style-name="T6"/></text:p>
      <text:p text:style-name="P6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6:39:21.995710456</meta:creation-date>
    <dc:date>2023-08-28T17:27:11.460639580</dc:date>
    <meta:editing-duration>PT9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74" meta:character-count="946" meta:non-whitespace-character-count="769"/>
  </office:meta>
</office:document-meta>
</file>